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9ab8" officeooo:paragraph-rsid="001b9ab8"/>
    </style:style>
    <style:style style:name="P2" style:family="paragraph" style:parent-style-name="Standard" style:list-style-name="L1">
      <style:text-properties officeooo:rsid="001b9ab8" officeooo:paragraph-rsid="001b9ab8"/>
    </style:style>
    <style:style style:name="P3" style:family="paragraph" style:parent-style-name="Standard" style:list-style-name="L2">
      <style:text-properties officeooo:rsid="001b9ab8" officeooo:paragraph-rsid="001b9ab8"/>
    </style:style>
    <style:style style:name="P4" style:family="paragraph" style:parent-style-name="Standard">
      <style:text-properties officeooo:paragraph-rsid="001d3aa7"/>
    </style:style>
    <style:style style:name="P5" style:family="paragraph" style:parent-style-name="Standard" style:list-style-name="L2">
      <style:text-properties officeooo:rsid="001d3aa7" officeooo:paragraph-rsid="001d3aa7"/>
    </style:style>
    <style:style style:name="P6" style:family="paragraph" style:parent-style-name="Standard" style:list-style-name="L1">
      <style:text-properties officeooo:rsid="001d3aa7" officeooo:paragraph-rsid="001d3aa7"/>
    </style:style>
    <style:style style:name="P7" style:family="paragraph" style:parent-style-name="Standard" style:list-style-name="L2">
      <style:text-properties officeooo:paragraph-rsid="001d3aa7"/>
    </style:style>
    <style:style style:name="P8" style:family="paragraph" style:parent-style-name="Standard" style:list-style-name="L2">
      <style:text-properties officeooo:paragraph-rsid="001d9a24"/>
    </style:style>
    <style:style style:name="P9" style:family="paragraph" style:parent-style-name="Standard" style:list-style-name="L1">
      <style:text-properties officeooo:rsid="001d9a24" officeooo:paragraph-rsid="001d9a24" fo:background-color="transparent"/>
    </style:style>
    <style:style style:name="P10" style:family="paragraph" style:parent-style-name="Standard" style:list-style-name="L2">
      <style:text-properties officeooo:rsid="001f39d9" officeooo:paragraph-rsid="001f39d9"/>
    </style:style>
    <style:style style:name="P11" style:family="paragraph" style:parent-style-name="Standard" style:list-style-name="L3">
      <style:text-properties officeooo:rsid="001f39d9" officeooo:paragraph-rsid="001f39d9"/>
    </style:style>
    <style:style style:name="P12" style:family="paragraph" style:parent-style-name="Standard">
      <style:text-properties fo:font-weight="bold" officeooo:rsid="001b9ab8" officeooo:paragraph-rsid="001b9ab8" style:font-weight-asian="bold" style:font-weight-complex="bold"/>
    </style:style>
    <style:style style:name="P13" style:family="paragraph" style:parent-style-name="Standard" style:list-style-name="L3">
      <style:text-properties officeooo:paragraph-rsid="001f39d9"/>
    </style:style>
    <style:style style:name="P14" style:family="paragraph" style:parent-style-name="Standard">
      <style:text-properties officeooo:paragraph-rsid="001f39d9"/>
    </style:style>
    <style:style style:name="P15" style:family="paragraph" style:parent-style-name="Standard">
      <style:text-properties style:text-underline-style="solid" style:text-underline-type="double" style:text-underline-width="auto" style:text-underline-color="font-color" officeooo:rsid="001f39d9" officeooo:paragraph-rsid="001f39d9"/>
    </style:style>
    <style:style style:name="T1" style:family="text">
      <style:text-properties officeooo:rsid="001b9ab8"/>
    </style:style>
    <style:style style:name="T2" style:family="text">
      <style:text-properties fo:color="#c9211e"/>
    </style:style>
    <style:style style:name="T3" style:family="text">
      <style:text-properties fo:color="#c9211e" officeooo:rsid="001b9ab8"/>
    </style:style>
    <style:style style:name="T4" style:family="text">
      <style:text-properties fo:color="#c9211e" officeooo:rsid="001d3aa7"/>
    </style:style>
    <style:style style:name="T5" style:family="text">
      <style:text-properties fo:color="#c9211e" fo:font-weight="bold" style:font-weight-asian="bold" style:font-weight-complex="bold"/>
    </style:style>
    <style:style style:name="T6" style:family="text">
      <style:text-properties fo:color="#c9211e" fo:font-weight="bold" officeooo:rsid="001b9ab8" style:font-weight-asian="bold" style:font-weight-complex="bold"/>
    </style:style>
    <style:style style:name="T7" style:family="text">
      <style:text-properties officeooo:rsid="001d3aa7"/>
    </style:style>
    <style:style style:name="T8" style:family="text">
      <style:text-properties officeooo:rsid="001d3aa7" fo:background-color="#ffff00" loext:char-shading-value="0"/>
    </style:style>
    <style:style style:name="T9" style:family="text">
      <style:text-properties fo:background-color="#ffff00" loext:char-shading-value="0"/>
    </style:style>
    <style:style style:name="T10" style:family="text">
      <style:text-properties officeooo:rsid="001d9a24" fo:background-color="#ffff00" loext:char-shading-value="0"/>
    </style:style>
    <style:style style:name="T11" style:family="text">
      <style:text-properties fo:color="#00a933"/>
    </style:style>
    <style:style style:name="T12" style:family="text">
      <style:text-properties fo:color="#00a933" fo:background-color="transparent" loext:char-shading-value="0"/>
    </style:style>
    <style:style style:name="T13" style:family="text">
      <style:text-properties fo:color="#ff0000"/>
    </style:style>
    <style:style style:name="T14" style:family="text">
      <style:text-properties fo:color="#ff0000" officeooo:rsid="001d3aa7"/>
    </style:style>
    <style:style style:name="T15" style:family="text">
      <style:text-properties fo:color="#ff0000" officeooo:rsid="001f39d9"/>
    </style:style>
    <style:style style:name="T16" style:family="text">
      <style:text-properties fo:color="#ff0000" fo:font-weight="bold" officeooo:rsid="001f39d9" style:font-weight-asian="bold" style:font-weight-complex="bold"/>
    </style:style>
    <style:style style:name="T17" style:family="text">
      <style:text-properties fo:color="#ff0000" fo:font-weight="bold" officeooo:rsid="00208ed7" style:font-weight-asian="bold" style:font-weight-complex="bold"/>
    </style:style>
    <style:style style:name="T18" style:family="text">
      <style:text-properties officeooo:rsid="001d9a24" fo:background-color="transparent" loext:char-shading-value="0"/>
    </style:style>
    <style:style style:name="T19" style:family="text">
      <style:text-properties fo:color="#3465a4"/>
    </style:style>
    <style:style style:name="T20" style:family="text">
      <style:text-properties officeooo:rsid="001d9a24"/>
    </style:style>
    <style:style style:name="T21" style:family="text">
      <style:text-properties fo:color="#000000" fo:background-color="#ffff00" loext:char-shading-value="0"/>
    </style:style>
    <style:style style:name="T22" style:family="text">
      <style:text-properties officeooo:rsid="001f39d9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1b9ab8" style:font-weight-asian="bold" style:font-weight-complex="bold"/>
    </style:style>
    <style:style style:name="T25" style:family="text">
      <style:text-properties fo:font-weight="bold" officeooo:rsid="001f39d9" style:font-weight-asian="bold" style:font-weight-complex="bold"/>
    </style:style>
    <style:style style:name="T26" style:family="text">
      <style:text-properties fo:font-weight="bold" officeooo:rsid="00208ed7" style:font-weight-asian="bold" style:font-weight-complex="bold"/>
    </style:style>
    <style:style style:name="T27" style:family="text">
      <style:text-properties fo:font-weight="bold" officeooo:rsid="001d3aa7" fo:background-color="#ffff00" loext:char-shading-value="0" style:font-weight-asian="bold" style:font-weight-complex="bold"/>
    </style:style>
    <style:style style:name="T28" style:family="text">
      <style:text-properties officeooo:rsid="00208ed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3">The </text:span><text:span text:style-name="T5">locate</text:span><text:span text:style-name="T23"> command</text:span> </text:p>
      <text:list xml:id="list712258095" text:style-name="L1">
        <text:list-item>
          <text:p text:style-name="P2">Able to locate all the files by name within all of your computer </text:p>
        </text:list-item>
        <text:list-item>
          <text:p text:style-name="P2">works by searching a data base within your system. The data base holds the information of every file within your system</text:p>
        </text:list-item>
        <text:list-item>
          <text:p text:style-name="P2">You will give the command like a specific pattern and it will search up for that pattern within the data base</text:p>
        </text:list-item>
        <text:list-item>
          <text:p text:style-name="P6"><text:span text:style-name="T19">The limitation</text:span>: the locate commands mainly searches a data base. To view the data of the data base type -&gt; <text:span text:style-name="T13">locate</text:span> <text:span text:style-name="T9">-S</text:span></text:p>
        </text:list-item>
        <text:list-item>
          <text:p text:style-name="P9">The data base is updated once a day, unless the data is updated then <text:span text:style-name="T13">locate</text:span> command might give outdated information. Therefore use the <text:span text:style-name="T21">-e</text:span> command that checks if a file is deleted before showing it </text:p>
        </text:list-item>
      </text:list>
      <text:p text:style-name="P1"/>
      <text:p text:style-name="P14"><text:span text:style-name="T17">Always update</text:span><text:span text:style-name="T16"> the data base prior to using it</text:span><text:span text:style-name="T15"> </text:span></text:p>
      <text:list xml:id="list3964728475" text:style-name="L3">
        <text:list-item>
          <text:p text:style-name="P13"><text:span text:style-name="T25">use the </text:span><text:span text:style-name="T16">updatedb</text:span><text:span text:style-name="T25"> command, which requires sudo privileges which is superuser privileges</text:span><text:span text:style-name="T22"> </text:span></text:p>
          <text:list>
            <text:list-item>
              <text:p text:style-name="P11">to update the data base type -&gt; sudo <text:span text:style-name="T13">updatedb</text:span> </text:p>
            </text:list-item>
          </text:list>
        </text:list-item>
      </text:list>
      <text:p text:style-name="P15"/>
      <text:p text:style-name="P4"><text:span text:style-name="T24">The </text:span><text:span text:style-name="T6">locate </text:span><text:span text:style-name="T24"><text:s/></text:span><text:span text:style-name="T27">options</text:span><text:span text:style-name="T7"> </text:span></text:p>
      <text:list xml:id="list2644073011" text:style-name="L2">
        <text:list-item>
          <text:p text:style-name="P7"><text:span text:style-name="T4">locate</text:span><text:span text:style-name="T8"> -i </text:span><text:span text:style-name="T7">-&gt; makes the searches casing insensitive. Without the </text:span><text:span text:style-name="T8">-i</text:span><text:span text:style-name="T7"> the option the locate searches will be case sensitive <text:s/></text:span></text:p>
        </text:list-item>
        <text:list-item>
          <text:p text:style-name="P5"><text:span text:style-name="T13">locate</text:span> <text:span text:style-name="T9">--limit </text:span><text:span text:style-name="T11">number</text:span>-&gt; limits the number of output results</text:p>
        </text:list-item>
        <text:list-item>
          <text:p text:style-name="P7"><text:span text:style-name="T14">locate</text:span><text:span text:style-name="T7"> </text:span><text:span text:style-name="T8">-S </text:span><text:span text:style-name="T7">-&gt; provides information about the data base of the locate command</text:span></text:p>
        </text:list-item>
        <text:list-item>
          <text:p text:style-name="P8"><text:span text:style-name="T14">locate</text:span><text:span text:style-name="T7"> </text:span><text:span text:style-name="T8">-</text:span><text:span text:style-name="T10">e</text:span><text:span text:style-name="T8"> </text:span><text:span text:style-name="T7">-&gt; </text:span><text:span text:style-name="T20">if used before searching for something specific then it will show the files that are currently available in the data base while not showing any file that has been deleted . Basically </text:span><text:span text:style-name="T10">-e </text:span><text:span text:style-name="T20">is </text:span><text:span text:style-name="T10">--existing </text:span></text:p>
        </text:list-item>
        <text:list-item>
          <text:p text:style-name="P8"><text:span text:style-name="T14">locate</text:span><text:span text:style-name="T7"> </text:span><text:span text:style-name="T8">-</text:span><text:span text:style-name="T10">L</text:span><text:span text:style-name="T8"> </text:span><text:span text:style-name="T7">-&gt; </text:span><text:span text:style-name="T20">if used before searching for something specific then it will show the files that are currently available in the data base while also checking if the links are still valid. Basically </text:span><text:span text:style-name="T10">-L</text:span><text:span text:style-name="T20"> is the same as </text:span><text:span text:style-name="T10">--follow </text:span></text:p>
          <text:p text:style-name="P10"><text:span text:style-name="T18"/></text:p>
        </text:list-item>
      </text:list>
      <text:p text:style-name="P12">The <text:span text:style-name="T2">locate </text:span><text:s/>command</text:p>
      <text:list xml:id="list221043299752266" text:continue-numbering="true" text:style-name="L2">
        <text:list-item>
          <text:p text:style-name="P3">Exp1 locate all the files that has the .conf command -&gt; <text:span text:style-name="T2">locate</text:span> *.conf</text:p>
        </text:list-item>
        <text:list-item>
          <text:p text:style-name="P5">Exp 2 locate all the files that has .conf at the end by limit the results to 4 only -&gt; <text:span text:style-name="T13">locate</text:span> –<text:span text:style-name="T9">limit </text:span><text:span text:style-name="T12">4</text:span><text:span text:style-name="T9"> </text:span>*.conf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6T21:22:48.946419596</meta:creation-date>
    <meta:generator>LibreOffice/6.4.7.2$Linux_X86_64 LibreOffice_project/40$Build-2</meta:generator>
    <dc:date>2022-01-16T22:10:41.307763621</dc:date>
    <meta:editing-duration>PT15M29S</meta:editing-duration>
    <meta:editing-cycles>3</meta:editing-cycles>
    <meta:document-statistic meta:table-count="0" meta:image-count="0" meta:object-count="0" meta:page-count="1" meta:paragraph-count="19" meta:word-count="326" meta:character-count="1727" meta:non-whitespace-character-count="1424"/>
  </office:meta>
</office:document-meta>
</file>